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Text_20_body">
      <style:paragraph-properties fo:line-height="200%"/>
    </style:style>
    <style:style style:name="P5" style:family="paragraph" style:parent-style-name="Heading_20_1">
      <style:paragraph-properties fo:line-height="200%" fo:text-align="center" style:justify-single-word="false"/>
    </style:style>
    <style:style style:name="P6" style:family="paragraph" style:parent-style-name="Heading_20_5">
      <style:paragraph-properties fo:line-height="200%"/>
    </style:style>
    <style:style style:name="P7" style:family="paragraph" style:parent-style-name="Heading_20_3">
      <style:paragraph-properties fo:line-height="200%"/>
    </style:style>
    <style:style style:name="P8" style:family="paragraph" style:parent-style-name="Heading_20_3">
      <style:paragraph-properties fo:line-height="200%" fo:text-align="start" style:justify-single-word="false"/>
    </style:style>
    <style:style style:name="P9" style:family="paragraph" style:parent-style-name="Standard">
      <style:paragraph-properties fo:line-height="200%" fo:text-align="start" style:justify-single-word="false"/>
    </style:style>
    <style:style style:name="P10" style:family="paragraph" style:parent-style-name="Standard" style:list-style-name="L1">
      <style:paragraph-properties fo:line-height="200%"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sting Theories Of The Choice To Vote Via Predictive Analytics: A Prospectus</text:h>
      <text:h text:style-name="P8" text:outline-level="3">Introduction</text:h>
      <text:p text:style-name="P3"><text:tab/>The most exciting phrase to hear in science, the one that heralds new discoveries, is not 'Eureka!', but 'That's funny …'</text:p>
      <text:p text:style-name="P2"><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text:soft-page-break/>gives each variable in the data set the chance to demonstrate its predictive ability. The algorithm parses the dataset in a manner that both enables the comparison of different theories' predictions and the 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5">α</text:span> determining whether a connection is found (Verzani 2005). Due to the low threshold of <text:span text:style-name="T5">α</text:span>, and the potential for false positives and manipulation, political science's approach can lead to questionable conclusions.</text:p>
      <text:p text:style-name="P2"><text:soft-page-break/><text:tab/>Although our dependence on statistical significance requires a willingness to accept some uncertainty, it has some demonstrable problems in its practice, making conclusions drawn from it 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kan 2013). While the discipline guards against this by demanding theoretical justifications, an alternative statistical approach, predictive modeling, can better prevent overreliance on significance tests.</text:p>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4">models have allowed for theoretical advancements.</text:span></text:p>
      <text:p text:style-name="P2"><text:soft-page-break/><text:tab/>Predictive modeling, while uncommon in political science, is advanced in at least one subdiscipline of political science: forecasting elections. As Mayer points out in his summation of 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text:soft-page-break/>difficulty means it should not be discarded, but embraced, as it allows us to demand increased rigor from theory. When a theory's chosen indicators are capable of predicting out of sample data, that theory gains additional credibility as an explanation, and both theorists and methodologists benefit from such measurement (King 2014). Predictive modeling gives directional measurement, preventing the theoretical capriciousness Shapiro discusses by forcing the theory to be clear in its directional outcome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e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4">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chniques, as discussed by Hastie, Friedman, and Tibshirani (2009), based on the cross-validation techniques described by Kuhn and Johnson (2013).</text:span> This approach, known as the Best Subset in <text:soft-page-break/>Validation Algorithm (BeSiVa, for short), should enable predictive modeling as a means of making predictions and testing theory, looking specifically at the choice to vote.</text:p>
      <text:p text:style-name="P2"/>
      <text:h text:style-name="P7"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 </text:p>
      <text:p text:style-name="P2"><text:tab/>The BeSiVa algorithm originated from the request to test every created model's predictions on a subset of the data, known as a test or validation set (Kuhn and Johnson 2013).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e observations were split at random between training and test sets at a ratio of 90-10, as per the request of the campaign. Having randomly divided the data into these two subsets, the algorithm can proceed.</text:p>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ext:soft-page-break/>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702835335989746162" text:style-name="L1">
        <text:list-item>
          <text:p text:style-name="P10">Divide the data at random into two subsets: training (to estimate models) and test (to determine how well the models work) sets</text:p>
        </text:list-item>
        <text:list-item>
          <text:p text:style-name="P10">Estimate one variable models using the training data for each variable in the data set</text:p>
        </text:list-item>
        <text:list-item>
          <text:p text:style-name="P10">Test each model by predicting the dependent variable outcomes in the test data</text:p>
          <text:list>
            <text:list-item>
              <text:p text:style-name="P10"><text:s/>Get the percent of dependent variables correctly predicted for each model</text:p>
            </text:list-item>
          </text:list>
        </text:list-item>
        <text:list-item>
          <text:p text:style-name="P10">Record whichever predictor has the highest PCP (the “best” predictor)</text:p>
          <text:list>
            <text:list-item>
              <text:p text:style-name="P10">remove this predictor from the list of predictors to iterate over</text:p>
            </text:list-item>
          </text:list>
        </text:list-item>
        <text:list-item>
          <text:p text:style-name="P10">Return to step two, but keep the best predictor in all estimated models. </text:p>
        </text:list-item>
        <text:list-item>
          <text:p text:style-name="P10">Repeat steps 2-5 for as many variables as desired, adding the best predictors to the model</text:p>
          <text:list>
            <text:list-item>
              <text:p text:style-name="P10"><text:soft-page-break/>(Optional: State a minimum increase in PCP. If no variable increases the PCP by the minimum, stop the algorithm)</text:p>
            </text:list-item>
          </text:list>
        </text:list-item>
      </text:list>
      <text:p text:style-name="P2"><text:tab/>In an attempt to demonstrate the functionality of the BeSiVa Algorithm, I used it on a question concerning the choice to vote in the 2012 presidential election in the GSS. According to the algorithm, the most overwhelming predictor of whether someone chose to vote in 2012 was whether they chose to vote in 2008 (vote08), which led to a correct prediction in 86% of the cases. The second predictor chosen by the variable was education (educ), which brought up the percent correctly predicted to 88%. At this point, multiple variables started predicting the same fraction of observations correctly, suggesting the need for additional data.</text:p>
      <text:p text:style-name="P2"><text:tab/>Removing whether someone voted in 2008, the first variable to show relevance was party identification (partyid). Next came degree, a second measure of education, with 79.7% correctly predicted among the holdout set (the original measure was up there, but had slightly fewer correct predictions, leading to degree's prominence). The next two variables to maximize predictive accuracy were sex and race, which were tied for 80.2% of observations correctly predicted. Not sure what to do if a tie occurred, I added both variables to the next regression. The resulting variable that maximizes predictions (rplace) involves the respondent's relationship with or position as the head of the house. The increased prediction, however, is only one additional correct observation.</text:p>
      <text:h text:style-name="Heading_20_3" text:outline-level="3">A Plan of the Dissertation</text:h>
      <text:p text:style-name="P2"/>
      <text:p text:style-name="P2"/>
      <text:p text:style-name="P2"/>
      <text:p text:style-name="P2"/>
      <text:p text:style-name="P2"/>
      <text:p text:style-name="P2"><text:soft-page-break/></text:p>
      <text:p text:style-name="P2"/>
      <text:h text:style-name="P6" text:outline-level="5">Sources</text:h>
      <text:p text:style-name="P4"/>
      <text:p text:style-name="P4"><text:span text:style-name="T3">Kuhn, Max and Kjell Johnson. 2013. </text:span><text:span text:style-name="T2">Applied Predictive Modeling.</text:span><text:span text:style-name="T3"> New York: Springer.</text:span></text:p>
      <text:p text:style-name="P4"/>
      <text:p text:style-name="P2">Woolston, Chris. 2015. February 26. “Psychology journal bans <text:span text:style-name="T1">P</text:span> values: Test for reliability of results ‘too easy to pass’, say editors.” <text:s/>http://www.nature.com/news/psychology-journal-bans-p-values-1.17001 (December 2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3-10T09:26:20</dc:date>
    <dc:creator>Benjamin Rogers</dc:creator>
    <meta:editing-duration>P1DT18M25S</meta:editing-duration>
    <meta:editing-cycles>705</meta:editing-cycles>
    <meta:generator>OpenOffice/4.1.2$Unix OpenOffice.org_project/412m3$Build-9782</meta:generator>
    <meta:document-statistic meta:table-count="0" meta:image-count="0" meta:object-count="0" meta:page-count="9" meta:paragraph-count="37" meta:word-count="2564" meta:character-count="16746"/>
  </office:meta>
</office:document-meta>
</file>